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CEB000009B0F45FCF2FCEC23D81.png" manifest:media-type="image/png"/>
  <manifest:file-entry manifest:full-path="Pictures/1000020100000CEB000009B0D2F9445EEB7C7F67.png" manifest:media-type="image/png"/>
  <manifest:file-entry manifest:full-path="Pictures/1000020100000CEB000009B000C1FCB2F58C887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 style:parent-style-name="standard">
      <style:graphic-properties draw:stroke="none" draw:fill="none" fo:min-height="1.423cm"/>
      <style:paragraph-properties style:writing-mode="lr-tb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8.884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Two_20_columns-title">
      <style:graphic-properties draw:auto-grow-height="true" fo:min-height="1.8cm"/>
      <style:paragraph-properties style:writing-mode="lr-tb"/>
    </style:style>
    <style:style style:name="pr7" style:family="presentation" style:parent-style-name="Two_20_columns-outline1">
      <style:graphic-properties fo:min-height="8.884cm"/>
      <style:paragraph-properties style:writing-mode="lr-tb"/>
    </style:style>
    <style:style style:name="pr8" style:family="presentation" style:parent-style-name="Two_20_columns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margin-top="0.3cm" fo:margin-bottom="0cm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Title" presentation:presentation-page-layout-name="AL1T0">
        <draw:frame presentation:style-name="pr1" draw:layer="layout" svg:width="25cm" svg:height="1.829cm" svg:x="0.4cm" svg:y="10.8cm" presentation:class="title" presentation:user-transformed="true">
          <draw:text-box>
            <text:p>Algoritmo LZW - Lempel-Ziv-Welch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draw:frame presentation:style-name="pr3" draw:layer="layout" svg:width="26.5cm" svg:height="1.8cm" svg:x="0.4cm" svg:y="0.2cm" presentation:class="title" presentation:user-transformed="true">
          <draw:text-box>
            <text:p>Pontos important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erivado do LZ78.</text:p>
              </text:list-item>
              <text:list-item>
                <text:p>Compressão usando uma tabela de padrões encontrados.</text:p>
              </text:list-item>
              <text:list-item>
                <text:p>O arquivo pode ficar até 1/3 menor.</text:p>
              </text:list-item>
              <text:list-item>
                <text:p>GIFF e TIFF são alguns formatos que usam ele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wo_20_columns" presentation:presentation-page-layout-name="AL3T3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Pseudocódigo</text:p>
          </draw:text-box>
        </draw:frame>
        <draw:frame presentation:style-name="pr7" draw:text-style-name="P2" draw:layer="layout" svg:width="12.297cm" svg:height="9.134cm" svg:x="1.4cm" svg:y="3.685cm" presentation:class="outline" presentation:user-transformed="true">
          <draw:text-box>
            <text:list text:style-name="L3">
              <text:list-item>
                <text:p text:style-name="P2"><text:span text:style-name="T1">O dicionário recebe todos os caracteres individuais da entrada e PREFIXO é vazio</text:span></text:p>
              </text:list-item>
              <text:list-item>
                <text:p text:style-name="P2"><text:span text:style-name="T1">CARACTERE &lt;= próximo caractere da entrada</text:span></text:p>
              </text:list-item>
              <text:list-item>
                <text:p text:style-name="P2"><text:span text:style-name="T1">PREFIXO + CARACTERE existe no dicionário?</text:span></text:p>
              </text:list-item>
            </text:list>
            <text:list text:style-name="L4">
              <text:list-item>
                <text:list>
                  <text:list-item>
                    <text:p><text:span text:style-name="T1">TRU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<text:span text:style-name="T1">PREFIXO += CARACTER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<text:span text:style-name="T1">FALS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<text:span text:style-name="T1">SAÍDA &lt;= índice do PREFIXO no dicionário</text:span></text:p>
                      </text:list-item>
                      <text:list-item>
                        <text:p><text:span text:style-name="T1">Add PREFIXO + CARACTERE ao dicionário</text:span></text:p>
                      </text:list-item>
                      <text:list-item>
                        <text:p><text:span text:style-name="T1">PREFIXO &lt;= CARACTER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2"><text:span text:style-name="T1">Existem mais caracteres na sequência de entrada?</text:span></text:p>
              </text:list-item>
            </text:list>
            <text:list text:style-name="L4">
              <text:list-item>
                <text:list>
                  <text:list-item>
                    <text:p><text:span text:style-name="T1">TRU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<text:span text:style-name="T1">Goto 2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<text:span text:style-name="T1">FALS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<text:span text:style-name="T1">SAÍDA &lt;= índice do PREFIXO no dicionário</text:span></text:p>
                      </text:list-item>
                      <text:list-item>
                        <text:p><text:span text:style-name="T1">FIM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text-style-name="P2" draw:layer="layout" svg:width="12.297cm" svg:height="9.134cm" svg:x="14.313cm" svg:y="3.685cm" presentation:class="outline" presentation:user-transformed="true">
          <draw:text-box>
            <text:list text:style-name="L3">
              <text:list-item>
                <text:p>O dicionário recebe todos os caracteres individuais da entrada</text:p>
              </text:list-item>
              <text:list-item>
                <text:p>ÍNDICE_PREFIXO &lt;= primeiro índice da entrada</text:p>
              </text:list-item>
              <text:list-item>
                <text:p>SAÍDA &lt;= string(ÍNDICE_PREFIXO)</text:p>
              </text:list-item>
              <text:list-item>
                <text:p>ÍNDICE_PREFIXO = CÓDIGO_ATUAL</text:p>
              </text:list-item>
              <text:list-item>
                <text:p>CÓDIGO_ATUAL &lt;= próximo índice da entrada</text:p>
              </text:list-item>
              <text:list-item>
                <text:p>A string CÓDIGO_ATUAL existe no dicionário?</text:p>
              </text:list-item>
            </text:list>
            <text:list text:style-name="L4">
              <text:list-item>
                <text:list>
                  <text:list-item>
                    <text:p>TRU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SAÍDA &lt;= string(CÓDIGO_ATUAL)</text:p>
                      </text:list-item>
                      <text:list-item>
                        <text:p>PREFIXO &lt;= string(ÍNDICE_PREFIXO)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3"><text:span text:style-name="T2">CARACTERE &lt;= </text:span><text:span text:style-name="T2">primeiro caractere da </text:span><text:span text:style-name="T2">string(</text:span>CÓDIGO_ATUAL)</text:p>
                      </text:list-item>
                      <text:list-item>
                        <text:p text:style-name="P3">Add PREFIXO + CARACTERE ao dicionário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>FALSE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3"><text:span text:style-name="T2">PREFIXO &lt;= </text:span><text:span text:style-name="T2">string</text:span>(ÍNDICE_PREFIXO)</text:p>
                      </text:list-item>
                      <text:list-item>
                        <text:p text:style-name="P3"><text:span text:style-name="T2">CARACTERE &lt;= </text:span><text:span text:style-name="T2">primeiro caractere da </text:span><text:span text:style-name="T2">string(ÍNDICE_PREFI</text:span><text:span text:style-name="T2">XO</text:span>)</text:p>
                      </text:list-item>
                      <text:list-item>
                        <text:p text:style-name="P3">SAÍDA &lt;= PREFIXO + CARACTERE</text:p>
                      </text:list-item>
                      <text:list-item>
                        <text:p text:style-name="P3">Add PREFIXO + CARACTERE ao dicionário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p>Existem mais caracteres na sequência de entrada?</text:p>
              </text:list-item>
            </text:list>
            <text:list text:style-name="L7">
              <text:list-item>
                <text:list>
                  <text:list-item>
                    <text:p>TRUE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>Goto 4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>FALSE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>FIM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2.2cm" svg:height="0.962cm" svg:x="1.4cm" svg:y="2cm">
          <draw:text-box>
            <text:p>Compressão</text:p>
          </draw:text-box>
        </draw:frame>
        <draw:frame draw:style-name="gr3" draw:text-style-name="P5" draw:layer="layout" svg:width="6.4cm" svg:height="1.673cm" svg:x="14.4cm" svg:y="2.037cm">
          <draw:text-box>
            <text:p>Descompressão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Bitmap_20_1" draw:display-name="Bitmap 1" xlink:href="Pictures/1000020100000CEB000009B000C1FCB2F58C8876.png" xlink:type="simple" xlink:show="embed" xlink:actuate="onLoad"/>
    <draw:fill-image draw:name="Bitmap_20_2" draw:display-name="Bitmap 2" xlink:href="Pictures/1000020100000CEB000009B0D2F9445EEB7C7F67.png" xlink:type="simple" xlink:show="embed" xlink:actuate="onLoad"/>
    <draw:fill-image draw:name="background" xlink:href="Pictures/1000020100000CEB000009B0F45FCF2FCEC23D8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5T17:30:01.854799562</meta:creation-date>
    <meta:editing-duration>PT17M29S</meta:editing-duration>
    <meta:editing-cycles>4</meta:editing-cycles>
    <meta:generator>LibreOffice/6.4.7.2$Linux_X86_64 LibreOffice_project/40$Build-2</meta:generator>
    <dc:title>Portfolio</dc:title>
    <dc:date>2022-06-15T18:58:34.672757415</dc:date>
    <meta:document-statistic meta:object-count="55"/>
  </office:meta>
</office:document-meta>
</file>